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5.1752in"/>
    </style:style>
    <style:style style:name="co4" style:family="table-column">
      <style:table-column-properties fo:break-before="auto" style:column-width="0.9618in"/>
    </style:style>
    <style:style style:name="co5" style:family="table-column">
      <style:table-column-properties fo:break-before="auto" style:column-width="1.4339in"/>
    </style:style>
    <style:style style:name="co6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0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1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Good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8" style:family="table-cell" style:parent-style-name="Error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29" style:family="table-cell" style:parent-style-name="Neutral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number-columns-repeated="2"/>
          <table:table-cell table:style-name="ce18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5" office:value-type="string" calcext:value-type="string">
            <text:p>Sr. No.</text:p>
          </table:table-cell>
          <table:table-cell table:style-name="ce16" office:value-type="string" calcext:value-type="string">
            <text:p>Topic:</text:p>
          </table:table-cell>
          <table:table-cell table:style-name="ce16" office:value-type="string" calcext:value-type="string">
            <text:p>Problem: </text:p>
          </table:table-cell>
          <table:table-cell table:style-name="ce25" office:value-type="string" calcext:value-type="string">
            <text:p>Done </text:p>
          </table:table-cell>
          <table:table-cell table:style-name="ce30" office:value-type="string" calcext:value-type="string">
            <text:p><text:s text:c="5"/>Not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26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8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7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imp</text:p>
          </table:table-cell>
          <table:table-cell table:number-columns-repeated="5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merge-intervals/" xlink:type="simple">Merge Interval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good</text:p>
          </table:table-cell>
          <table:table-cell table:number-columns-repeated="59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eed to optimize thr merge</text:p>
          </table:table-cell>
          <table:table-cell table:number-columns-repeated="59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ice</text:p>
          </table:table-cell>
          <table:table-cell table:number-columns-repeated="59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<text:s/>need to optimize</text:p>
          </table:table-cell>
          <table:table-cell table:number-columns-repeated="5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2 logic but time exceed</text:p>
          </table:table-cell>
          <table:table-cell table:number-columns-repeated="59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Array</text:p>
          </table:table-cell>
          <table:table-cell table:style-name="ce22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7" office:value-type="string" calcext:value-type="string">
            <text:p>Matrix</text:p>
          </table:table-cell>
          <table:table-cell table:style-name="ce22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reverse-string/" xlink:type="simple">Reverse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String</text:p>
          </table:table-cell>
          <table:table-cell table:style-name="ce23" office:value-type="string" calcext:value-type="string">
            <text:p>Why strings are immutable in Java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GGRCOW/" xlink:type="simple">Aggressive cow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EKO/" xlink:type="simple">EKOSPOJ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PRATA/" xlink:type="simple">ROTI-Prata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ANARC05B/" xlink:type="simple">DoubleHelix SPOJ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spoj.com/problems/SUBSUMS/" xlink:type="simple">Subset Sum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17" office:value-type="string" calcext:value-type="string">
            <text:p>Searching &amp; Sorting</text:p>
          </table:table-cell>
          <table:table-cell table:style-name="ce22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Can we reverse a linked list in less than O(n)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17" office:value-type="string" calcext:value-type="string">
            <text:p>LinkedList</text:p>
          </table:table-cell>
          <table:table-cell table:style-name="ce23" office:value-type="string" calcext:value-type="string">
            <text:p>Why Quicksort is preferred for. Arrays and Merge Sort for LinkedLists ?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17" office:value-type="string" calcext:value-type="string">
            <text:p>LinkedList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17" office:value-type="string" calcext:value-type="string">
            <text:p>Binary Trees</text:p>
          </table:table-cell>
          <table:table-cell table:style-name="ce22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17" office:value-type="string" calcext:value-type="string">
            <text:p>Binary Search Trees</text:p>
          </table:table-cell>
          <table:table-cell table:style-name="ce24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17" office:value-type="string" calcext:value-type="string">
            <text:p>Binary Search Trees</text:p>
          </table:table-cell>
          <table:table-cell table:style-name="ce22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DIEHARD/" xlink:type="simple">DIEHARD -DIE HAR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GCJ101BB/" xlink:type="simple">Picking Up Chi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CHOCOLA/" xlink:type="simple">CHOCOLA –Chocolat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17" office:value-type="string" calcext:value-type="string">
            <text:p>Greedy</text:p>
          </table:table-cell>
          <table:table-cell table:style-name="ce22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tug-of-war/" xlink:type="simple">Tug of Wa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17" office:value-type="string" calcext:value-type="string">
            <text:p>BackTracking</text:p>
          </table:table-cell>
          <table:table-cell table:style-name="ce22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17" office:value-type="string" calcext:value-type="string">
            <text:p>Stacks &amp; Queues</text:p>
          </table:table-cell>
          <table:table-cell table:style-name="ce24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17" office:value-type="string" calcext:value-type="string">
            <text:p>Stacks &amp; Queues</text:p>
          </table:table-cell>
          <table:table-cell table:style-name="ce22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17" office:value-type="string" calcext:value-type="string">
            <text:p>Heap</text:p>
          </table:table-cell>
          <table:table-cell table:style-name="ce24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17" office:value-type="string" calcext:value-type="string">
            <text:p>Heap</text:p>
          </table:table-cell>
          <table:table-cell table:style-name="ce22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flood-fill/" xlink:type="simple">flood fill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lone-graph/" xlink:type="simple">Clone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word-ladder/" xlink:type="simple">word Ladder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17" office:value-type="string" calcext:value-type="string">
            <text:p>Graph</text:p>
          </table:table-cell>
          <table:table-cell table:style-name="ce22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17" office:value-type="string" calcext:value-type="string">
            <text:p>Trie</text:p>
          </table:table-cell>
          <table:table-cell table:style-name="ce22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17" office:value-type="string" calcext:value-type="string">
            <text:p>Dynamic Programming</text:p>
          </table:table-cell>
          <table:table-cell table:style-name="ce22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3"/>
          <table:table-cell table:style-name="ce26"/>
          <table:table-cell table:number-columns-repeated="60"/>
        </table:table-row>
        <table:table-row table:style-name="ro3">
          <table:table-cell/>
          <table:table-cell table:style-name="ce17"/>
          <table:table-cell table:style-name="ce23"/>
          <table:table-cell table:style-name="ce26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17" office:value-type="string" calcext:value-type="string">
            <text:p>Bit Manipulation</text:p>
          </table:table-cell>
          <table:table-cell table:style-name="ce22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6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3:56:32.845448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6-16T22:00:53.644729149</dc:date>
    <meta:generator>LibreOffice/7.0.5.2$Linux_X86_64 LibreOffice_project/00$Build-2</meta:generator>
    <meta:editing-duration>PT17H26M50S</meta:editing-duration>
    <meta:editing-cycles>19</meta:editing-cycles>
    <meta:document-statistic meta:table-count="1" meta:cell-count="18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